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izardComponentHandler.onComponentCreated( FaceletContext faceletContext , UIComponent wizard , UIComponent par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izardComponentHandler.WizardComponentHandler( ComponentConfig component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